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83caff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81cm" svg:stroke-color="#666666" draw:marker-start-width="0.321cm" draw:marker-end-width="0.321cm" draw:fill-color="#9999ff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solid" svg:stroke-width="0.081cm" svg:stroke-color="#666666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666666" draw:marker-start-width="0.321cm" draw:marker-end-width="0.321cm" draw:fill-color="#66ccf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stroke="solid" svg:stroke-width="0.106cm" svg:stroke-color="#666666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6" style:family="graphic" style:parent-style-name="standard">
      <style:graphic-properties svg:stroke-width="0.018cm" svg:stroke-color="#b2b2b2" draw:marker-start-width="0.227cm" draw:marker-end-width="0.227cm" draw:fill-color="#b2b2b2" draw:textarea-horizontal-align="justify" draw:textarea-vertical-align="middle" draw:auto-grow-height="false" fo:min-height="0cm" fo:min-width="0cm" fo:padding-top="0.134cm" fo:padding-bottom="0.134cm" fo:padding-left="0.259cm" fo:padding-right="0.259cm" fo:wrap-option="no-wrap"/>
    </style:style>
    <style:style style:name="gr7" style:family="graphic" style:parent-style-name="standard">
      <style:graphic-properties svg:stroke-width="0.018cm" svg:stroke-color="#b2b2b2" draw:marker-start-width="0.227cm" draw:marker-end-width="0.227cm" draw:fill-color="#66ccff" draw:textarea-horizontal-align="justify" draw:textarea-vertical-align="middle" draw:auto-grow-height="false" fo:min-height="0cm" fo:min-width="0cm" fo:padding-top="0.134cm" fo:padding-bottom="0.134cm" fo:padding-left="0.259cm" fo:padding-right="0.259cm" fo:wrap-option="no-wrap"/>
    </style:style>
    <style:style style:name="gr8" style:family="graphic" style:parent-style-name="standard">
      <style:graphic-properties svg:stroke-width="0.018cm" svg:stroke-color="#b2b2b2" draw:marker-start-width="0.227cm" draw:marker-end-width="0.227cm" draw:fill-color="#9999ff" draw:textarea-horizontal-align="justify" draw:textarea-vertical-align="middle" draw:auto-grow-height="false" fo:min-height="0cm" fo:min-width="0cm" fo:padding-top="0.134cm" fo:padding-bottom="0.134cm" fo:padding-left="0.259cm" fo:padding-right="0.259cm" fo:wrap-option="no-wrap"/>
    </style:style>
    <style:style style:name="gr9" style:family="graphic" style:parent-style-name="standard">
      <style:graphic-properties draw:stroke="dash" draw:stroke-dash="Fine_20_Dashed_20__28_var_29_" svg:stroke-width="0.081cm" svg:stroke-color="#666666" draw:marker-start-width="0.321cm" draw:marker-end-width="0.321cm" draw:fill-color="#b2b2b2" draw:textarea-vertical-align="middle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end" fo:text-indent="0cm"/>
      <style:text-properties fo:font-size="13pt" style:font-size-asian="13pt" style:font-size-complex="13pt"/>
    </style:style>
    <style:style style:name="P3" style:family="paragraph">
      <style:paragraph-properties fo:margin-left="0cm" fo:margin-right="0cm" fo:text-align="center" fo:text-indent="0cm"/>
      <style:text-properties fo:font-size="13pt" style:font-size-asian="13pt" style:font-size-complex="13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0066c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family="Courier" style:font-style-name="Oblique" style:font-family-generic="modern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9cm" svg:height="15cm" svg:x="8.6cm" svg:y="1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2" draw:text-style-name="P2" draw:layer="layout" svg:width="0.778cm" svg:height="0.821cm" svg:x="3.5cm" svg:y="10.947cm">
          <text:p text:style-name="P2"><text:span text:style-name="T1">B</text:span></text:p>
        </draw:ellipse>
        <draw:line draw:style-name="gr3" draw:text-style-name="P1" draw:layer="layout" svg:x1="3.889cm" svg:y1="11.768cm" svg:x2="3.889cm" svg:y2="12.961cm">
          <text:p/>
        </draw:line>
        <draw:ellipse draw:style-name="gr2" draw:text-style-name="P2" draw:layer="layout" svg:width="0.778cm" svg:height="0.819cm" svg:x="3.5cm" svg:y="12.962cm">
          <text:p text:style-name="P2"><text:span text:style-name="T1">A</text:span></text:p>
        </draw:ellipse>
        <draw:ellipse draw:style-name="gr4" draw:text-style-name="P2" draw:layer="layout" svg:width="0.778cm" svg:height="0.819cm" svg:x="5.129cm" svg:y="9.531cm">
          <text:p text:style-name="P2"><text:span text:style-name="T1">C</text:span></text:p>
        </draw:ellipse>
        <draw:line draw:style-name="gr3" draw:text-style-name="P1" draw:layer="layout" svg:x1="5.199cm" svg:y1="10.202cm" svg:x2="4.208cm" svg:y2="11.097cm">
          <text:p/>
        </draw:line>
        <draw:ellipse draw:style-name="gr4" draw:text-style-name="P2" draw:layer="layout" svg:width="0.778cm" svg:height="0.82cm" svg:x="5.129cm" svg:y="7.518cm">
          <text:p text:style-name="P2"><text:span text:style-name="T1">D</text:span></text:p>
        </draw:ellipse>
        <draw:line draw:style-name="gr3" draw:text-style-name="P1" draw:layer="layout" svg:x1="5.517cm" svg:y1="8.338cm" svg:x2="5.517cm" svg:y2="9.531cm">
          <text:p/>
        </draw:line>
        <draw:ellipse draw:style-name="gr4" draw:text-style-name="P2" draw:layer="layout" svg:width="0.778cm" svg:height="0.82cm" svg:x="5.129cm" svg:y="5.505cm">
          <text:p text:style-name="P2"><text:span text:style-name="T1">E</text:span></text:p>
        </draw:ellipse>
        <draw:line draw:style-name="gr3" draw:text-style-name="P1" draw:layer="layout" svg:x1="5.517cm" svg:y1="6.325cm" svg:x2="5.517cm" svg:y2="7.518cm">
          <text:p/>
        </draw:line>
        <draw:ellipse draw:style-name="gr2" draw:text-style-name="P2" draw:layer="layout" svg:width="0.778cm" svg:height="0.82cm" svg:x="3.501cm" svg:y="8.975cm">
          <text:p text:style-name="P2"><text:span text:style-name="T1">F</text:span></text:p>
        </draw:ellipse>
        <draw:line draw:style-name="gr3" draw:text-style-name="P1" draw:layer="layout" svg:x1="3.89cm" svg:y1="9.796cm" svg:x2="3.89cm" svg:y2="10.989cm">
          <text:p/>
        </draw:line>
        <draw:ellipse draw:style-name="gr2" draw:text-style-name="P2" draw:layer="layout" svg:width="0.779cm" svg:height="0.821cm" svg:x="11.431cm" svg:y="10.966cm">
          <text:p text:style-name="P2"><text:span text:style-name="T1">B</text:span></text:p>
        </draw:ellipse>
        <draw:line draw:style-name="gr3" draw:text-style-name="P1" draw:layer="layout" svg:x1="11.821cm" svg:y1="11.787cm" svg:x2="11.821cm" svg:y2="12.98cm">
          <text:p/>
        </draw:line>
        <draw:ellipse draw:style-name="gr2" draw:text-style-name="P2" draw:layer="layout" svg:width="0.779cm" svg:height="0.819cm" svg:x="11.431cm" svg:y="12.98cm">
          <text:p text:style-name="P2"><text:span text:style-name="T1">A</text:span></text:p>
        </draw:ellipse>
        <draw:ellipse draw:style-name="gr4" draw:text-style-name="P2" draw:layer="layout" svg:width="0.778cm" svg:height="0.82cm" svg:x="13.06cm" svg:y="9.55cm">
          <text:p text:style-name="P2"><text:span text:style-name="T1">C</text:span></text:p>
        </draw:ellipse>
        <draw:line draw:style-name="gr5" draw:text-style-name="P1" draw:layer="layout" svg:x1="13.13cm" svg:y1="10.221cm" svg:x2="12.139cm" svg:y2="11.116cm">
          <text:p/>
        </draw:line>
        <draw:ellipse draw:style-name="gr4" draw:text-style-name="P2" draw:layer="layout" svg:width="0.778cm" svg:height="0.82cm" svg:x="13.06cm" svg:y="7.537cm">
          <text:p text:style-name="P2"><text:span text:style-name="T1">D</text:span></text:p>
        </draw:ellipse>
        <draw:line draw:style-name="gr3" draw:text-style-name="P1" draw:layer="layout" svg:x1="13.449cm" svg:y1="8.357cm" svg:x2="13.449cm" svg:y2="9.55cm">
          <text:p/>
        </draw:line>
        <draw:ellipse draw:style-name="gr4" draw:text-style-name="P2" draw:layer="layout" svg:width="0.778cm" svg:height="0.819cm" svg:x="13.06cm" svg:y="5.524cm">
          <text:p text:style-name="P2"><text:span text:style-name="T1">E</text:span></text:p>
        </draw:ellipse>
        <draw:line draw:style-name="gr3" draw:text-style-name="P1" draw:layer="layout" svg:x1="13.449cm" svg:y1="6.344cm" svg:x2="13.449cm" svg:y2="7.537cm">
          <text:p/>
        </draw:line>
        <draw:ellipse draw:style-name="gr2" draw:text-style-name="P2" draw:layer="layout" svg:width="0.779cm" svg:height="0.82cm" svg:x="11.432cm" svg:y="8.995cm">
          <text:p text:style-name="P2"><text:span text:style-name="T1">F</text:span></text:p>
        </draw:ellipse>
        <draw:line draw:style-name="gr3" draw:text-style-name="P1" draw:layer="layout" svg:x1="11.821cm" svg:y1="9.814cm" svg:x2="11.821cm" svg:y2="11.007cm">
          <text:p/>
        </draw:line>
        <draw:ellipse draw:style-name="gr2" draw:text-style-name="P2" draw:layer="layout" svg:width="0.779cm" svg:height="0.821cm" svg:x="17.631cm" svg:y="10.967cm">
          <text:p text:style-name="P2"><text:span text:style-name="T1">B</text:span></text:p>
        </draw:ellipse>
        <draw:line draw:style-name="gr3" draw:text-style-name="P1" draw:layer="layout" svg:x1="18.021cm" svg:y1="11.787cm" svg:x2="18.021cm" svg:y2="12.98cm">
          <text:p/>
        </draw:line>
        <draw:ellipse draw:style-name="gr2" draw:text-style-name="P2" draw:layer="layout" svg:width="0.779cm" svg:height="0.819cm" svg:x="17.631cm" svg:y="12.981cm">
          <text:p text:style-name="P2"><text:span text:style-name="T1">A</text:span></text:p>
        </draw:ellipse>
        <draw:ellipse draw:style-name="gr4" draw:text-style-name="P2" draw:layer="layout" svg:width="0.778cm" svg:height="0.821cm" svg:x="19.26cm" svg:y="9.55cm">
          <text:p text:style-name="P2"><text:span text:style-name="T1">C</text:span></text:p>
        </draw:ellipse>
        <draw:line draw:style-name="gr3" draw:text-style-name="P1" draw:layer="layout" svg:x1="19.33cm" svg:y1="10.222cm" svg:x2="18.339cm" svg:y2="11.117cm">
          <text:p/>
        </draw:line>
        <draw:ellipse draw:style-name="gr4" draw:text-style-name="P2" draw:layer="layout" svg:width="0.778cm" svg:height="0.82cm" svg:x="19.26cm" svg:y="7.538cm">
          <text:p text:style-name="P2"><text:span text:style-name="T1">D</text:span></text:p>
        </draw:ellipse>
        <draw:line draw:style-name="gr3" draw:text-style-name="P1" draw:layer="layout" svg:x1="19.649cm" svg:y1="8.358cm" svg:x2="19.649cm" svg:y2="9.551cm">
          <text:p/>
        </draw:line>
        <draw:ellipse draw:style-name="gr4" draw:text-style-name="P2" draw:layer="layout" svg:width="0.778cm" svg:height="0.819cm" svg:x="19.26cm" svg:y="5.525cm">
          <text:p text:style-name="P2"><text:span text:style-name="T1">E</text:span></text:p>
        </draw:ellipse>
        <draw:line draw:style-name="gr3" draw:text-style-name="P1" draw:layer="layout" svg:x1="19.649cm" svg:y1="6.345cm" svg:x2="19.649cm" svg:y2="7.538cm">
          <text:p/>
        </draw:line>
        <draw:ellipse draw:style-name="gr2" draw:text-style-name="P2" draw:layer="layout" svg:width="0.779cm" svg:height="0.821cm" svg:x="17.632cm" svg:y="8.995cm">
          <text:p text:style-name="P2"><text:span text:style-name="T1">F</text:span></text:p>
        </draw:ellipse>
        <draw:line draw:style-name="gr3" draw:text-style-name="P1" draw:layer="layout" svg:x1="18.021cm" svg:y1="9.815cm" svg:x2="18.021cm" svg:y2="11.008cm">
          <text:p/>
        </draw:line>
        <draw:custom-shape draw:style-name="gr6" draw:text-style-name="P3" draw:layer="layout" svg:width="1.549cm" svg:height="0.7cm" svg:x="6.6cm" svg:y="5cm">
          <text:p text:style-name="P3"><text:span text:style-name="T1">HEAD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7134.96774193548 19473.894436519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4" draw:text-style-name="P2" draw:layer="layout" svg:width="0.779cm" svg:height="0.821cm" svg:x="17.632cm" svg:y="7.011cm">
          <text:p text:style-name="P2"><text:span text:style-name="T1">C'</text:span></text:p>
        </draw:ellipse>
        <draw:line draw:style-name="gr3" draw:text-style-name="P1" draw:layer="layout" svg:x1="18.022cm" svg:y1="7.832cm" svg:x2="18.022cm" svg:y2="9.025cm">
          <text:p/>
        </draw:line>
        <draw:ellipse draw:style-name="gr4" draw:text-style-name="P2" draw:layer="layout" svg:width="0.779cm" svg:height="0.82cm" svg:x="17.633cm" svg:y="5.04cm">
          <text:p text:style-name="P2"><text:span text:style-name="T1">D'</text:span></text:p>
        </draw:ellipse>
        <draw:line draw:style-name="gr3" draw:text-style-name="P1" draw:layer="layout" svg:x1="18.022cm" svg:y1="5.86cm" svg:x2="18.022cm" svg:y2="7.053cm">
          <text:p/>
        </draw:line>
        <draw:ellipse draw:style-name="gr4" draw:text-style-name="P2" draw:layer="layout" svg:width="0.779cm" svg:height="0.82cm" svg:x="17.633cm" svg:y="3.006cm">
          <text:p text:style-name="P2"><text:span text:style-name="T1">E'</text:span></text:p>
        </draw:ellipse>
        <draw:line draw:style-name="gr3" draw:text-style-name="P1" draw:layer="layout" svg:x1="18.022cm" svg:y1="3.826cm" svg:x2="18.022cm" svg:y2="5.019cm">
          <text:p/>
        </draw:line>
        <draw:custom-shape draw:style-name="gr7" draw:text-style-name="P3" draw:layer="layout" svg:width="1.549cm" svg:height="0.7cm" svg:x="6.644cm" svg:y="5.801cm">
          <text:p text:style-name="P3"><text:span text:style-name="T1">dev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9.218cm" svg:y="9.406cm">
          <text:p text:style-name="P3"><text:span text:style-name="T1">master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.549cm" svg:height="0.7cm" svg:x="9.244cm" svg:y="8.601cm">
          <text:p text:style-name="P3"><text:span text:style-name="T1">HEAD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81.8064516129 21230.242510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1.327cm" svg:y="9.407cm">
          <text:p text:style-name="P3"><text:span text:style-name="T1">master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1.549cm" svg:height="0.7cm" svg:x="15.327cm" svg:y="9.407cm">
          <text:p text:style-name="P3"><text:span text:style-name="T1">master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.549cm" svg:height="0.7cm" svg:x="15.4cm" svg:y="2.6cm">
          <text:p text:style-name="P3"><text:span text:style-name="T1">HEAD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81.8064516129 21230.242510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1.549cm" svg:height="0.7cm" svg:x="20.612cm" svg:y="5.802cm">
          <text:p text:style-name="P3"><text:span text:style-name="T1">dev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-6466.06451612903 6316.690442225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ellipse draw:style-name="gr2" draw:text-style-name="P2" draw:layer="layout" svg:width="0.779cm" svg:height="0.821cm" svg:x="25.23cm" svg:y="10.989cm">
          <text:p text:style-name="P2"><text:span text:style-name="T1">B</text:span></text:p>
        </draw:ellipse>
        <draw:line draw:style-name="gr3" draw:text-style-name="P1" draw:layer="layout" svg:x1="25.62cm" svg:y1="11.809cm" svg:x2="25.62cm" svg:y2="13.002cm">
          <text:p/>
        </draw:line>
        <draw:ellipse draw:style-name="gr2" draw:text-style-name="P2" draw:layer="layout" svg:width="0.779cm" svg:height="0.819cm" svg:x="25.23cm" svg:y="13.003cm">
          <text:p text:style-name="P2"><text:span text:style-name="T1">A</text:span></text:p>
        </draw:ellipse>
        <draw:ellipse draw:style-name="gr9" draw:text-style-name="P2" draw:layer="layout" svg:width="0.778cm" svg:height="0.821cm" svg:x="26.859cm" svg:y="9.572cm">
          <text:p text:style-name="P2"><text:span text:style-name="T1">C</text:span></text:p>
        </draw:ellipse>
        <draw:line draw:style-name="gr3" draw:text-style-name="P1" draw:layer="layout" svg:x1="26.929cm" svg:y1="10.244cm" svg:x2="25.938cm" svg:y2="11.139cm">
          <text:p/>
        </draw:line>
        <draw:ellipse draw:style-name="gr9" draw:text-style-name="P2" draw:layer="layout" svg:width="0.778cm" svg:height="0.82cm" svg:x="26.859cm" svg:y="7.56cm">
          <text:p text:style-name="P2"><text:span text:style-name="T1">D</text:span></text:p>
        </draw:ellipse>
        <draw:line draw:style-name="gr3" draw:text-style-name="P1" draw:layer="layout" svg:x1="27.248cm" svg:y1="8.38cm" svg:x2="27.248cm" svg:y2="9.573cm">
          <text:p/>
        </draw:line>
        <draw:ellipse draw:style-name="gr9" draw:text-style-name="P2" draw:layer="layout" svg:width="0.778cm" svg:height="0.819cm" svg:x="26.859cm" svg:y="5.547cm">
          <text:p text:style-name="P2"><text:span text:style-name="T1">E</text:span></text:p>
        </draw:ellipse>
        <draw:line draw:style-name="gr3" draw:text-style-name="P1" draw:layer="layout" svg:x1="27.248cm" svg:y1="6.367cm" svg:x2="27.248cm" svg:y2="7.56cm">
          <text:p/>
        </draw:line>
        <draw:ellipse draw:style-name="gr2" draw:text-style-name="P2" draw:layer="layout" svg:width="0.779cm" svg:height="0.821cm" svg:x="25.231cm" svg:y="9.017cm">
          <text:p text:style-name="P2"><text:span text:style-name="T1">F</text:span></text:p>
        </draw:ellipse>
        <draw:line draw:style-name="gr3" draw:text-style-name="P1" draw:layer="layout" svg:x1="25.62cm" svg:y1="9.837cm" svg:x2="25.62cm" svg:y2="11.03cm">
          <text:p/>
        </draw:line>
        <draw:ellipse draw:style-name="gr4" draw:text-style-name="P2" draw:layer="layout" svg:width="0.779cm" svg:height="0.821cm" svg:x="25.231cm" svg:y="7.033cm">
          <text:p text:style-name="P2"><text:span text:style-name="T1">C'</text:span></text:p>
        </draw:ellipse>
        <draw:line draw:style-name="gr3" draw:text-style-name="P1" draw:layer="layout" svg:x1="25.621cm" svg:y1="7.854cm" svg:x2="25.621cm" svg:y2="9.047cm">
          <text:p/>
        </draw:line>
        <draw:ellipse draw:style-name="gr4" draw:text-style-name="P2" draw:layer="layout" svg:width="0.779cm" svg:height="0.82cm" svg:x="25.232cm" svg:y="5.062cm">
          <text:p text:style-name="P2"><text:span text:style-name="T1">D'</text:span></text:p>
        </draw:ellipse>
        <draw:line draw:style-name="gr3" draw:text-style-name="P1" draw:layer="layout" svg:x1="25.621cm" svg:y1="5.882cm" svg:x2="25.621cm" svg:y2="7.075cm">
          <text:p/>
        </draw:line>
        <draw:ellipse draw:style-name="gr4" draw:text-style-name="P2" draw:layer="layout" svg:width="0.779cm" svg:height="0.82cm" svg:x="25.232cm" svg:y="3.028cm">
          <text:p text:style-name="P2"><text:span text:style-name="T1">E'</text:span></text:p>
        </draw:ellipse>
        <draw:line draw:style-name="gr3" draw:text-style-name="P1" draw:layer="layout" svg:x1="25.621cm" svg:y1="3.848cm" svg:x2="25.621cm" svg:y2="5.041cm">
          <text:p/>
        </draw:line>
        <draw:custom-shape draw:style-name="gr8" draw:text-style-name="P3" draw:layer="layout" svg:width="1.549cm" svg:height="0.7cm" svg:x="22.926cm" svg:y="9.429cm">
          <text:p text:style-name="P3"><text:span text:style-name="T1">master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12.1290322581 2773.181169757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1.549cm" svg:height="0.7cm" svg:x="22.999cm" svg:y="2.622cm">
          <text:p text:style-name="P3"><text:span text:style-name="T1">HEAD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281.8064516129 21230.242510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1.549cm" svg:height="0.7cm" svg:x="23.011cm" svg:y="3.423cm">
          <text:p text:style-name="P3"><text:span text:style-name="T1">dev</text:span></text:p>
          <draw:enhanced-geometry svg:viewBox="0 0 21600 21600" draw:glue-points="10800 0 0 10800 10800 21600 21600 10800 ?f40 ?f41" draw:text-areas="0 0 21600 21600" draw:mirror-horizontal="false" draw:mirror-vertical="false" draw:type="rectangular-callout" draw:modifiers="30323.6129032258 6840.5135520684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0" draw:text-style-name="P4" draw:layer="layout" svg:width="1.984cm" svg:height="0.962cm" svg:x="2.939cm" svg:y="15.038cm">
          <draw:text-box>
            <text:p text:style-name="P4">Initial</text:p>
          </draw:text-box>
        </draw:frame>
        <draw:frame draw:style-name="gr10" draw:text-style-name="P4" draw:layer="layout" svg:width="1.031cm" svg:height="0.962cm" svg:x="11.24cm" svg:y="15.038cm">
          <draw:text-box>
            <text:p text:style-name="P4">1.</text:p>
          </draw:text-box>
        </draw:frame>
        <draw:frame draw:style-name="gr10" draw:text-style-name="P4" draw:layer="layout" svg:width="1.031cm" svg:height="0.962cm" svg:x="17.541cm" svg:y="15.038cm">
          <draw:text-box>
            <text:p text:style-name="P4">2.</text:p>
          </draw:text-box>
        </draw:frame>
        <draw:frame draw:style-name="gr10" draw:text-style-name="P4" draw:layer="layout" svg:width="2.83cm" svg:height="0.962cm" svg:x="24.24cm" svg:y="15.038cm">
          <draw:text-box>
            <text:p text:style-name="P4">Résultat</text:p>
          </draw:text-box>
        </draw:frame>
        <draw:frame draw:style-name="gr10" draw:text-style-name="P5" draw:layer="layout" svg:width="16.305cm" svg:height="0.984cm" svg:x="7.5cm" svg:y="18.316cm">
          <draw:text-box>
            <text:p text:style-name="P5"><text:span text:style-name="T2">git rebase master (git rebase master dev)</text:span>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 m</meta:initial-creator>
    <meta:creation-date>2020-05-02T11:34:17</meta:creation-date>
    <dc:date>2020-05-02T15:03:12</dc:date>
    <dc:creator>m m</dc:creator>
    <meta:editing-duration>PT3H13M15S</meta:editing-duration>
    <meta:editing-cycles>4</meta:editing-cycles>
    <meta:generator>OpenOffice/4.1.7$Unix OpenOffice.org_project/417m1$Build-9800</meta:generator>
    <meta:document-statistic meta:object-count="73"/>
  </office:meta>
</office:document-meta>
</file>